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CSP</text:p>
          </table:table-cell>
          <table:table-cell office:value-type="string" calcext:value-type="string">
            <text:p>ACSP1</text:p>
          </table:table-cell>
          <table:table-cell office:value-type="string" calcext:value-type="string">
            <text:p>ACSP2</text:p>
          </table:table-cell>
          <table:table-cell office:value-type="string" calcext:value-type="string">
            <text:p>ASCSP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4722" calcext:value-type="float">
            <text:p>0.4722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5154" calcext:value-type="float">
            <text:p>0.5154</text:p>
          </table:table-cell>
          <table:table-cell office:value-type="float" office:value="0.5525" calcext:value-type="float">
            <text:p>0.5525</text:p>
          </table:table-cell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5" calcext:value-type="float">
            <text:p>0.5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5957" calcext:value-type="float">
            <text:p>0.5957</text:p>
          </table:table-cell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office:value-type="float" office:value="0.4599" calcext:value-type="float">
            <text:p>0.4599</text:p>
          </table:table-cell>
          <table:table-cell office:value-type="float" office:value="0.4722" calcext:value-type="float">
            <text:p>0.4722</text:p>
          </table:table-cell>
          <table:table-cell office:value-type="float" office:value="0.5123" calcext:value-type="float">
            <text:p>0.5123</text:p>
          </table:table-cell>
          <table:table-cell office:value-type="float" office:value="0.5802" calcext:value-type="float">
            <text:p>0.5802</text:p>
          </table:table-cell>
        </table:table-row>
        <table:table-row table:style-name="ro1">
          <table:table-cell/>
          <table:table-cell office:value-type="string" calcext:value-type="string">
            <text:p>s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6358" calcext:value-type="float">
            <text:p>0.6358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6])" office:value-type="float" office:value="0.4821" calcext:value-type="float">
            <text:p>0.4821</text:p>
          </table:table-cell>
          <table:table-cell table:formula="of:=AVERAGE([.D2:.D6])" office:value-type="float" office:value="0.49692" calcext:value-type="float">
            <text:p>0.49692</text:p>
          </table:table-cell>
          <table:table-cell table:formula="of:=AVERAGE([.E2:.E6])" office:value-type="float" office:value="0.54814" calcext:value-type="float">
            <text:p>0.54814</text:p>
          </table:table-cell>
          <table:table-cell table:formula="of:=AVERAGE([.F2:.F6])" office:value-type="float" office:value="0.60864" calcext:value-type="float">
            <text:p>0.608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154" calcext:value-type="float">
            <text:p>0.5154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5031" calcext:value-type="float">
            <text:p>0.5031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5679" calcext:value-type="float">
            <text:p>0.5679</text:p>
          </table:table-cell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515432" calcext:value-type="float">
            <text:p>0.515432</text:p>
          </table:table-cell>
          <table:table-cell office:value-type="float" office:value="0.657407" calcext:value-type="float">
            <text:p>0.657407</text:p>
          </table:table-cell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5031" calcext:value-type="float">
            <text:p>0.5031</text:p>
          </table:table-cell>
          <table:table-cell office:value-type="float" office:value="0.521605" calcext:value-type="float">
            <text:p>0.521605</text:p>
          </table:table-cell>
          <table:table-cell office:value-type="float" office:value="0.608025" calcext:value-type="float">
            <text:p>0.608025</text:p>
          </table:table-cell>
        </table:table-row>
        <table:table-row table:style-name="ro1">
          <table:table-cell/>
          <table:table-cell office:value-type="string" calcext:value-type="string">
            <text:p>s6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5093" calcext:value-type="float">
            <text:p>0.5093</text:p>
          </table:table-cell>
          <table:table-cell office:value-type="float" office:value="0.509259" calcext:value-type="float">
            <text:p>0.509259</text:p>
          </table:table-cell>
          <table:table-cell office:value-type="float" office:value="0.657407" calcext:value-type="float">
            <text:p>0.657407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9:.C13])" office:value-type="float" office:value="0.50678" calcext:value-type="float">
            <text:p>0.50678</text:p>
          </table:table-cell>
          <table:table-cell table:formula="of:=AVERAGE([.D9:.D13])" office:value-type="float" office:value="0.50432" calcext:value-type="float">
            <text:p>0.50432</text:p>
          </table:table-cell>
          <table:table-cell table:formula="of:=AVERAGE([.E9:.E13])" office:value-type="float" office:value="0.5104954" calcext:value-type="float">
            <text:p>0.5104954</text:p>
          </table:table-cell>
          <table:table-cell table:formula="of:=AVERAGE([.F9:.F13])" office:value-type="float" office:value="0.6055478" calcext:value-type="float">
            <text:p>0.60554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1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5123" calcext:value-type="float">
            <text:p>0.5123</text:p>
          </table:table-cell>
          <table:table-cell office:value-type="float" office:value="0.4877" calcext:value-type="float">
            <text:p>0.4877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632716" calcext:value-type="float">
            <text:p>0.632716</text:p>
          </table:table-cell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5093" calcext:value-type="float">
            <text:p>0.5093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6327" calcext:value-type="float">
            <text:p>0.6327</text:p>
          </table:table-cell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5031" calcext:value-type="float">
            <text:p>0.5031</text:p>
          </table:table-cell>
          <table:table-cell office:value-type="float" office:value="0.5" calcext:value-type="float">
            <text:p>0.5</text:p>
          </table:table-cell>
          <table:table-cell office:value-type="float" office:value="0.589506" calcext:value-type="float">
            <text:p>0.589506</text:p>
          </table:table-cell>
        </table:table-row>
        <table:table-row table:style-name="ro1">
          <table:table-cell/>
          <table:table-cell office:value-type="string" calcext:value-type="string">
            <text:p>s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01852" calcext:value-type="float">
            <text:p>0.601852</text:p>
          </table:table-cell>
          <table:table-cell office:value-type="float" office:value="0.608025" calcext:value-type="float">
            <text:p>0.608025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6:.C20])" office:value-type="float" office:value="0.48826" calcext:value-type="float">
            <text:p>0.48826</text:p>
          </table:table-cell>
          <table:table-cell table:formula="of:=AVERAGE([.D16:.D20])" office:value-type="float" office:value="0.50432" calcext:value-type="float">
            <text:p>0.50432</text:p>
          </table:table-cell>
          <table:table-cell table:formula="of:=AVERAGE([.E16:.E20])" office:value-type="float" office:value="0.529026" calcext:value-type="float">
            <text:p>0.529026</text:p>
          </table:table-cell>
          <table:table-cell table:formula="of:=AVERAGE([.F16:.F20])" office:value-type="float" office:value="0.5993894" calcext:value-type="float">
            <text:p>0.59938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1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5093" calcext:value-type="float">
            <text:p>0.5093</text:p>
          </table:table-cell>
          <table:table-cell office:value-type="float" office:value="0.580247" calcext:value-type="float">
            <text:p>0.580247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5031" calcext:value-type="float">
            <text:p>0.5031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697531" calcext:value-type="float">
            <text:p>0.697531</text:p>
          </table:table-cell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5093" calcext:value-type="float">
            <text:p>0.5093</text:p>
          </table:table-cell>
          <table:table-cell office:value-type="float" office:value="0.530864" calcext:value-type="float">
            <text:p>0.530864</text:p>
          </table:table-cell>
          <table:table-cell office:value-type="float" office:value="0.570988" calcext:value-type="float">
            <text:p>0.570988</text:p>
          </table:table-cell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5432" calcext:value-type="float">
            <text:p>0.515432</text:p>
          </table:table-cell>
          <table:table-cell office:value-type="float" office:value="0.589506" calcext:value-type="float">
            <text:p>0.589506</text:p>
          </table:table-cell>
        </table:table-row>
        <table:table-row table:style-name="ro1">
          <table:table-cell/>
          <table:table-cell office:value-type="string" calcext:value-type="string">
            <text:p>s6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5" calcext:value-type="float">
            <text:p>0.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85185" calcext:value-type="float">
            <text:p>0.685185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3:.C27])" office:value-type="float" office:value="0.47468" calcext:value-type="float">
            <text:p>0.47468</text:p>
          </table:table-cell>
          <table:table-cell table:formula="of:=AVERAGE([.D23:.D27])" office:value-type="float" office:value="0.50558" calcext:value-type="float">
            <text:p>0.50558</text:p>
          </table:table-cell>
          <table:table-cell table:formula="of:=AVERAGE([.E23:.E27])" office:value-type="float" office:value="0.5549384" calcext:value-type="float">
            <text:p>0.5549384</text:p>
          </table:table-cell>
          <table:table-cell table:formula="of:=AVERAGE([.F23:.F27])" office:value-type="float" office:value="0.6197532" calcext:value-type="float">
            <text:p>0.61975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1</text:p>
          </table:table-cell>
          <table:table-cell office:value-type="float" office:value="0.5" calcext:value-type="float">
            <text:p>0.5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601852" calcext:value-type="float">
            <text:p>0.601852</text:p>
          </table:table-cell>
          <table:table-cell office:value-type="float" office:value="0.598765" calcext:value-type="float">
            <text:p>0.598765</text:p>
          </table:table-cell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5123" calcext:value-type="float">
            <text:p>0.5123</text:p>
          </table:table-cell>
          <table:table-cell office:value-type="float" office:value="0.534" calcext:value-type="float">
            <text:p>0.534</text:p>
          </table:table-cell>
          <table:table-cell office:value-type="float" office:value="0.6204" calcext:value-type="float">
            <text:p>0.6204</text:p>
          </table:table-cell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5432" calcext:value-type="float">
            <text:p>0.5432</text:p>
          </table:table-cell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154" calcext:value-type="float">
            <text:p>0.5154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/>
          <table:table-cell office:value-type="string" calcext:value-type="string">
            <text:p>s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98765" calcext:value-type="float">
            <text:p>0.59876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30:.C34])" office:value-type="float" office:value="0.49876" calcext:value-type="float">
            <text:p>0.49876</text:p>
          </table:table-cell>
          <table:table-cell table:formula="of:=AVERAGE([.D30:.D34])" office:value-type="float" office:value="0.51296" calcext:value-type="float">
            <text:p>0.51296</text:p>
          </table:table-cell>
          <table:table-cell table:formula="of:=AVERAGE([.E30:.E34])" office:value-type="float" office:value="0.5623434" calcext:value-type="float">
            <text:p>0.5623434</text:p>
          </table:table-cell>
          <table:table-cell table:formula="of:=AVERAGE([.F30:.F34])" office:value-type="float" office:value="0.6129618" calcext:value-type="float">
            <text:p>0.61296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1</text:p>
          </table:table-cell>
          <table:table-cell table:number-columns-repeated="2" office:value-type="float" office:value="0.4969" calcext:value-type="float">
            <text:p>0.4969</text:p>
          </table:table-cell>
          <table:table-cell office:value-type="float" office:value="0.561728" calcext:value-type="float">
            <text:p>0.561728</text:p>
          </table:table-cell>
          <table:table-cell office:value-type="float" office:value="0.564815" calcext:value-type="float">
            <text:p>0.564815</text:p>
          </table:table-cell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58642" calcext:value-type="float">
            <text:p>0.58642</text:p>
          </table:table-cell>
          <table:table-cell office:value-type="float" office:value="0.570988" calcext:value-type="float">
            <text:p>0.570988</text:p>
          </table:table-cell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549383" calcext:value-type="float">
            <text:p>0.549383</text:p>
          </table:table-cell>
          <table:table-cell office:value-type="float" office:value="0.592593" calcext:value-type="float">
            <text:p>0.592593</text:p>
          </table:table-cell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5031" calcext:value-type="float">
            <text:p>0.5031</text:p>
          </table:table-cell>
          <table:table-cell office:value-type="float" office:value="0.512346" calcext:value-type="float">
            <text:p>0.512346</text:p>
          </table:table-cell>
          <table:table-cell office:value-type="float" office:value="0.58642" calcext:value-type="float">
            <text:p>0.58642</text:p>
          </table:table-cell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office:value-type="float" office:value="0.4599" calcext:value-type="float">
            <text:p>0.4599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74074" calcext:value-type="float">
            <text:p>0.574074</text:p>
          </table:table-cell>
          <table:table-cell office:value-type="float" office:value="0.617284" calcext:value-type="float">
            <text:p>0.617284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37:.C41])" office:value-type="float" office:value="0.49508" calcext:value-type="float">
            <text:p>0.49508</text:p>
          </table:table-cell>
          <table:table-cell table:formula="of:=AVERAGE([.D37:.D41])" office:value-type="float" office:value="0.5" calcext:value-type="float">
            <text:p>0.5</text:p>
          </table:table-cell>
          <table:table-cell table:formula="of:=AVERAGE([.E37:.E41])" office:value-type="float" office:value="0.5567902" calcext:value-type="float">
            <text:p>0.5567902</text:p>
          </table:table-cell>
          <table:table-cell table:formula="of:=AVERAGE([.F37:.F41])" office:value-type="float" office:value="0.58642" calcext:value-type="float">
            <text:p>0.58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9:25:12.522820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1:33:02.890519013</meta:creation-date>
    <dc:date>2017-08-21T21:27:44.199687820</dc:date>
    <meta:editing-duration>PT3H8M13S</meta:editing-duration>
    <meta:editing-cycles>2</meta:editing-cycles>
    <meta:generator>LibreOffice/5.1.6.2$Linux_X86_64 LibreOffice_project/10m0$Build-2</meta:generator>
    <meta:document-statistic meta:table-count="1" meta:cell-count="190" meta:object-count="0"/>
  </office:meta>
</office:document-meta>
</file>